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A0000017A06A18E2EA86D35D7.png" manifest:media-type="image/png"/>
  <manifest:file-entry manifest:full-path="Pictures/1000000000000167000000F7A22B9C9A736A07F6.png" manifest:media-type="image/png"/>
  <manifest:file-entry manifest:full-path="Pictures/100000000000016A000000F1C7920D81E2A44B14.png" manifest:media-type="image/png"/>
  <manifest:file-entry manifest:full-path="Pictures/100000000000016B000000F2DEBCEC520A1345B9.png" manifest:media-type="image/png"/>
  <manifest:file-entry manifest:full-path="Pictures/1000000000000169000000F439C8BFDADBB283A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2d06" officeooo:paragraph-rsid="00072d06" style:font-weight-asian="bold" style:font-weight-complex="bold"/>
    </style:style>
    <style:style style:name="P2" style:family="paragraph" style:parent-style-name="Standard">
      <style:text-properties fo:font-weight="bold" officeooo:rsid="00072d06" officeooo:paragraph-rsid="00072d0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:</text:p>
      <text:p text:style-name="P1"><draw:frame draw:style-name="fr1" draw:name="Image1" text:anchor-type="char" svg:x="0.1665in" svg:y="0.0965in" svg:width="4.7508in" svg:height="3.15in" draw:z-index="0"><draw:image xlink:href="Pictures/100000000000023A0000017A06A18E2EA86D35D7.png" xlink:type="simple" xlink:show="embed" xlink:actuate="onLoad" draw:mime-type="image/png"/></draw:frame><draw:frame draw:style-name="fr1" draw:name="Image2" text:anchor-type="char" svg:x="-0.1118in" svg:y="3.6929in" svg:width="2.9917in" svg:height="2.0583in" draw:z-index="1"><draw:image xlink:href="Pictures/1000000000000167000000F7A22B9C9A736A07F6.png" xlink:type="simple" xlink:show="embed" xlink:actuate="onLoad" draw:mime-type="image/png"/></draw:frame><draw:frame draw:style-name="fr1" draw:name="Image3" text:anchor-type="char" svg:x="3.822in" svg:y="6.1661in" svg:width="3.0165in" svg:height="2.0083in" draw:z-index="2"><draw:image xlink:href="Pictures/100000000000016A000000F1C7920D81E2A44B14.png" xlink:type="simple" xlink:show="embed" xlink:actuate="onLoad" draw:mime-type="image/png"/></draw:frame><draw:frame draw:style-name="fr1" draw:name="Image4" text:anchor-type="char" svg:x="3.8626in" svg:y="3.6839in" svg:width="3.0252in" svg:height="2.0165in" draw:z-index="3"><draw:image xlink:href="Pictures/100000000000016B000000F2DEBCEC520A1345B9.png" xlink:type="simple" xlink:show="embed" xlink:actuate="onLoad" draw:mime-type="image/png"/></draw:frame><draw:frame draw:style-name="fr1" draw:name="Image5" text:anchor-type="char" svg:x="-0.1209in" svg:y="6.1752in" svg:width="3.0083in" svg:height="2.0335in" draw:z-index="4"><draw:image xlink:href="Pictures/1000000000000169000000F439C8BFDADBB283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0T15:36:22.170000000</meta:creation-date>
    <dc:date>2023-03-10T21:14:34.302000000</dc:date>
    <meta:editing-duration>PT10M28S</meta:editing-duration>
    <meta:editing-cycles>2</meta:editing-cycles>
    <meta:generator>LibreOffice/7.5.1.2$Windows_X86_64 LibreOffice_project/fcbaee479e84c6cd81291587d2ee68cba099e129</meta:generator>
    <meta:document-statistic meta:table-count="0" meta:image-count="5" meta:object-count="0" meta:page-count="1" meta:paragraph-count="1" meta:word-count="1" meta:character-count="7" meta:non-whitespace-character-count="7"/>
  </office:meta>
</office:document-meta>
</file>